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c7750" officeooo:paragraph-rsid="000c7750"/>
    </style:style>
    <style:style style:name="P2" style:family="paragraph" style:parent-style-name="Standard">
      <style:text-properties style:text-underline-style="none" officeooo:rsid="000c7750" officeooo:paragraph-rsid="000c7750"/>
    </style:style>
    <style:style style:name="P3" style:family="paragraph" style:parent-style-name="Standard">
      <style:text-properties style:text-underline-style="none" officeooo:rsid="000c7750" officeooo:paragraph-rsid="000c7750"/>
    </style:style>
    <style:style style:name="P4" style:family="paragraph" style:parent-style-name="Standard">
      <style:text-properties style:text-underline-style="none" officeooo:rsid="0012a7f0" officeooo:paragraph-rsid="0012a7f0"/>
    </style:style>
    <style:style style:name="P5" style:family="paragraph" style:parent-style-name="Standard">
      <style:text-properties style:text-underline-style="solid" style:text-underline-width="auto" style:text-underline-color="font-color" officeooo:rsid="0012a7f0" officeooo:paragraph-rsid="0012a7f0"/>
    </style:style>
    <style:style style:name="T1" style:family="text">
      <style:text-properties officeooo:rsid="000d31c2"/>
    </style:style>
    <style:style style:name="T2" style:family="text">
      <style:text-properties officeooo:rsid="000edf56"/>
    </style:style>
    <style:style style:name="T3" style:family="text">
      <style:text-properties officeooo:rsid="0010b005"/>
    </style:style>
    <style:style style:name="T4" style:family="text">
      <style:text-properties officeooo:rsid="0013269f"/>
    </style:style>
    <style:style style:name="T5" style:family="text">
      <style:text-properties officeooo:rsid="00159383"/>
    </style:style>
    <style:style style:name="T6" style:family="text">
      <style:text-properties officeooo:rsid="00175e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To Do</text:p>
      <text:p text:style-name="P2">- <text:span text:style-name="T2">Try watershed segmentation</text:span></text:p>
      <text:p text:style-name="P2">- <text:span text:style-name="T3">Get external data</text:span></text:p>
      <text:p text:style-name="P2">- <text:span text:style-name="T6">Find way to detect nodules using gray level, object shape</text:span></text:p>
      <text:p text:style-name="P2"/>
      <text:p text:style-name="P2"/>
      <text:p text:style-name="P2"/>
      <text:p text:style-name="P1">Things I've Done</text:p>
      <text:p text:style-name="P2">- Download data</text:p>
      <text:p text:style-name="P2">- Read/Implement processing tutorials</text:p>
      <text:p text:style-name="P2">- Separate cancer/non-cancer patients</text:p>
      <text:p text:style-name="P2">- <text:span text:style-name="T1">Load labels into python</text:span></text:p>
      <text:p text:style-name="P2">- Manually try to identify slices with nodules</text:p>
      <text:p text:style-name="P2"/>
      <text:p text:style-name="P2"/>
      <text:p text:style-name="P5">Notes/<text:span text:style-name="T5">Ideas</text:span></text:p>
      <text:p text:style-name="P4">- CAD systems can identify slices with potential cancerous nodules. Possibly use CNNs or other machine learning methods to use the output of CAD systems as input to classify the potential nodules as cancerous or non cancerous.</text:p>
      <text:p text:style-name="P4">- <text:span text:style-name="T4">The CAD systems derive a set of input features such as contrast, area, circularity of the nodules and feed them into ANNs.</text:span></text:p>
      <text:p text:style-name="P4">- <text:span text:style-name="T5">Use gray level and object shape for nodule detection</text:span></text:p>
      <text:p text:style-name="P4">- <text:span text:style-name="T6">Maybe find way to get 3D bounding box of nodules from a 3D matrix and use shape</text:span></text:p>
      <text:p text:style-name="P4">- <text:span text:style-name="T5">Features used for cancer diagnosis: Energy, Entropy, Contrast, Inverse Difference Moment, Mean,</text:span></text:p>
      <text:p text:style-name="P4"><text:s text:c="2"/><text:span text:style-name="T5">Std. Deviation, Dissimilarities, Homogeneity, Correlation. (From CAD paper)</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2:14:15.375532000</meta:creation-date>
    <meta:generator>LibreOffice/5.0.0.5$MacOSX_X86_64 LibreOffice_project/1b1a90865e348b492231e1c451437d7a15bb262b</meta:generator>
    <dc:date>2017-02-08T11:44:46.162141000</dc:date>
    <meta:editing-duration>P2DT23H9M29S</meta:editing-duration>
    <meta:editing-cycles>8</meta:editing-cycles>
    <meta:document-statistic meta:table-count="0" meta:image-count="0" meta:object-count="0" meta:page-count="1" meta:paragraph-count="17" meta:word-count="159" meta:character-count="964" meta:non-whitespace-character-count="820"/>
  </office:meta>
</office:document-meta>
</file>